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 2 Часть 2 "Тестирование программ методом «белого ящика»"</text:title></text:p>
      <text:p text:style-name="OrgTitle"/>
      <text:p text:style-name="OrgSubtitle"><text:initial-creator>Панков Василий</text:initial-creator></text:p>
      <text:p text:style-name="OrgSubtitle"/>
      <text:p text:style-name="Text_20_body">Код программы:
</text:p>
      <text:p text:style-name="OrgSrcBlock"><text:span text:style-name="OrgSrcFontLockPreprocessorFace">#</text:span><text:span text:style-name="OrgSrcFontLockPreprocessorFace">include</text:span><text:span text:style-name="OrgSrcFontLockStringFace">&lt;</text:span><text:span text:style-name="OrgSrcFontLockStringFace">iostream</text:span><text:span text:style-name="OrgSrcFontLockString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{</text:p>
      <text:p text:style-name="OrgSrcBlock"><text:s/><text:s/><text:span text:style-name="OrgSrcFontLockTypeFace">in</text:span><text:span text:style-name="OrgSrcFontLockTypeFace">t</text:span><text:s/><text:span text:style-name="OrgSrcFontLockVariableNameFace">arr</text:span>[10];</text:p>
      <text:p text:style-name="OrgSrcBlock"><text:s/><text:s/><text:span text:style-name="OrgSrcFontLockTypeFace">in</text:span><text:span text:style-name="OrgSrcFontLockTypeFace">t</text:span><text:s/><text:span text:style-name="OrgSrcFontLockVariableNameFace">min</text:span>;</text:p>
      <text:p text:style-name="OrgSrcBlock"><text:s/><text:s/>cout<text:s/>&lt;&lt;<text:s/><text:span text:style-name="OrgSrcFontLockStringFace">"Enter<text:s/>10<text:s/>numbers"</text:span><text:s/>&lt;&lt;<text:s/>endl;</text:p>
      <text:p text:style-name="OrgSrcBlock"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10;<text:s/>i++){</text:p>
      <text:p text:style-name="OrgSrcBlock"><text:s/><text:s/><text:s/><text:s/>cin<text:s/>&gt;&gt;<text:s/>arr[i];</text:p>
      <text:p text:style-name="OrgSrcBlock"><text:s/><text:s/>}</text:p>
      <text:p text:style-name="OrgSrcBlock"><text:s/><text:s/>min<text:s/>=<text:s/>arr[0]<text:s/>+<text:s/>arr[5];</text:p>
      <text:p text:style-name="OrgSrcBlock"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j</text:span><text:s/>=<text:s/>1;<text:s/>j<text:s/>&lt;<text:s/>5;<text:s/>j++){</text:p>
      <text:p text:style-name="OrgSrcBlock"><text:s/><text:s/><text:s/><text:s/><text:s/><text:span text:style-name="OrgSrcFontLockKeywordFace">if</text:span><text:s/>(min<text:s/>&gt;<text:s/>arr[j]<text:s/>+<text:s/>arr[j<text:s/>+<text:s/>5])<text:s/>min<text:s/>=<text:s/>arr[j]<text:s/>+<text:s/>arr[j<text:s/>+<text:s/>5];</text:p>
      <text:p text:style-name="OrgSrcBlock"><text:s/><text:s/>}</text:p>
      <text:p text:style-name="OrgSrcBlock"><text:s/><text:s/>cout<text:s/>&lt;&lt;<text:s/>endl;</text:p>
      <text:p text:style-name="OrgSrcBlock"><text:s/><text:s/>cout<text:s/>&lt;&lt;<text:s/><text:span text:style-name="OrgSrcFontLockStringFace">"Min<text:s/>number<text:s/>by<text:s/>formul:"</text:span><text:s/>&lt;&lt;<text:s/>endl;</text:p>
      <text:p text:style-name="OrgSrcBlock"><text:s/><text:s/>cout<text:s/>&lt;&lt;<text:s/>min<text:s/>&lt;&lt;<text:s/>endl;</text:p>
      <text:p text:style-name="OrgSrcBlockLastLine">}</text:p>
      <text:p text:style-name="Text_20_body">Тест 1:
</text:p>
      <text:p text:style-name="OrgFixedWidthBlock">Enter 10 numbers</text:p>
      <text:p text:style-name="OrgFixedWidthBlock">1 2 3 4 5 6 7 8 9 10</text:p>
      <text:p text:style-name="OrgFixedWidthBlock"/>
      <text:p text:style-name="OrgFixedWidthBlock">Min number by formul:</text:p>
      <text:p text:style-name="OrgFixedWidthBlockLastLine">7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VariableNameFace" style:family="text">
      <style:text-properties fo:color="#f8f8f2"/>
    </style:style>
    <style:style style:name="OrgSrcFontLockFunctionNameFace" style:family="text">
      <style:text-properties fo:color="#50fa7b"/>
    </style:style>
    <style:style style:name="OrgSrcFontLockTypeFace" style:family="text">
      <style:text-properties fo:color="#8be9fd"/>
    </style:style>
    <style:style style:name="OrgSrcFontLockConstantFace" style:family="text">
      <style:text-properties fo:color="#bd93f9"/>
    </style:style>
    <style:style style:name="OrgSrcFontLockKeywordFace" style:family="text">
      <style:text-properties fo:color="#ff79c6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f1fa8c"/>
    </style:style>
    <style:style style:name="OrgSrcFontLockPreprocessorFace" style:family="text">
      <style:text-properties fo:color="#ffb86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нков Василий</dc:creator>
    <meta:initial-creator>Панков Василий</meta:initial-creator>
    <dc:date>2022-03-27T17:50:27</dc:date>
    <meta:creation-date>2022-03-27T17:50:27</meta:creation-date>
    <meta:generator>Emacs 27.2 (Org mode 9.4.4)</meta:generator>
    <meta:keyword/>
    <dc:subject/>
    <dc:title>Лабораторная работа № 2 Часть 2 "Тестирование программ методом «белого ящика»"</dc:title>
  </office:meta>
</office:document-meta>
</file>